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916cm" style:rel-column-width="7384*"/>
    </style:style>
    <style:style style:name="Table1.B" style:family="table-column">
      <style:table-column-properties style:column-width="12.488cm" style:rel-column-width="48141*"/>
    </style:style>
    <style:style style:name="Table1.C" style:family="table-column">
      <style:table-column-properties style:column-width="2.596cm" style:rel-column-width="10010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le1.C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2" style:family="table-cell" style:data-style-name="N10000">
      <style:table-cell-properties style:vertical-align="" fo:background-color="#ffffff" fo:padding="0cm" fo:border="0.05pt solid #000000" style:writing-mode="page">
        <style:background-image/>
      </style:table-cell-properties>
    </style:style>
    <style:style style:name="Answers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Answers.A" style:family="table-column">
      <style:table-column-properties style:column-width="2.499cm" style:rel-column-width="9635*"/>
    </style:style>
    <style:style style:name="Answers.B" style:family="table-column">
      <style:table-column-properties style:column-width="14.501cm" style:rel-column-width="55900*"/>
    </style:style>
    <style:style style:name="Answers.1" style:family="table-row">
      <style:table-row-properties fo:keep-together="auto"/>
    </style:style>
    <style:style style:name="Answers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Answers.B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Answers.A2" style:family="table-cell" style:data-style-name="N10100">
      <style:table-cell-properties style:vertical-align=""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Answers.B2" style:family="table-cell">
      <style:table-cell-properties style:vertical-align="" fo:background-color="#ffffff" fo:padding="0cm" fo:border="0.05pt solid #000000" style:writing-mode="page">
        <style:background-image/>
      </style:table-cell-properties>
    </style:style>
    <style:style style:name="Answers.A3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Answers.B3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4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5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6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7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8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9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10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11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5pt" fo:font-style="italic" fo:text-shadow="none" style:text-underline-style="none" fo:font-weight="bold" officeooo:rsid="0012917f" officeooo:paragraph-rsid="0012917f" style:font-size-asian="15pt" style:font-style-asian="italic" style:font-weight-asian="bold" style:font-size-complex="15pt" style:font-style-complex="italic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5pt" fo:font-style="italic" fo:text-shadow="none" style:text-underline-style="none" fo:font-weight="bold" officeooo:rsid="0012917f" officeooo:paragraph-rsid="0012917f" fo:background-color="transparent" style:font-size-asian="15pt" style:font-style-asian="italic" style:font-weight-asian="bold" style:font-size-complex="15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6</text:p>
      <text:p text:style-name="Subtitle">Answer sheet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float" office:value="0">
            <text:p text:style-name="P1">Team #</text:p>
          </table:table-cell>
          <table:table-cell table:style-name="Table1.B1" office:value-type="float" office:value="0">
            <text:p text:style-name="P1">Team name</text:p>
          </table:table-cell>
          <table:table-cell table:style-name="Table1.C1" office:value-type="float" office:value="0">
            <text:p text:style-name="P1">Round #</text:p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2" office:value-type="string">
            <text:p text:style-name="P4"/>
            <text:p text:style-name="P4"/>
          </table:table-cell>
          <table:table-cell table:style-name="Table1.C2">
            <text:p text:style-name="P4"/>
          </table:table-cell>
        </table:table-row>
      </table:table>
      <text:p text:style-name="Text_20_body"/>
      <table:table table:name="Answers" table:style-name="Answers">
        <table:table-column table:style-name="Answers.A"/>
        <table:table-column table:style-name="Answers.B"/>
        <table:table-row table:style-name="Answers.1">
          <table:table-cell table:style-name="Answers.A1" office:value-type="float" office:value="0">
            <text:p text:style-name="P2">Question</text:p>
          </table:table-cell>
          <table:table-cell table:style-name="Answers.B1" office:value-type="float" office:value="0">
            <text:p text:style-name="P2">Answer</text:p>
          </table:table-cell>
        </table:table-row>
        <table:table-row table:style-name="Answers.1">
          <table:table-cell table:style-name="Answers.A2">
            <text:p text:style-name="P3"/>
          </table:table-cell>
          <table:table-cell table:style-name="Answers.B2" office:value-type="string">
            <text:p text:style-name="P3"/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3" office:value-type="string">
            <text:p text:style-name="P3"/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4" office:value-type="string">
            <text:p text:style-name="P3"/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5" office:value-type="string">
            <text:p text:style-name="P3"/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6" office:value-type="string">
            <text:p text:style-name="P3"/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7" office:value-type="string">
            <text:p text:style-name="P3"/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8" office:value-type="string">
            <text:p text:style-name="P3"/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9" office:value-type="string">
            <text:p text:style-name="P3"/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10" office:value-type="string">
            <text:p text:style-name="P3"/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11" office:value-type="string">
            <text:p text:style-name="P3"/>
            <text:p text:style-name="P3"/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6-12-18T20:32:49.503736000</dc:date>
    <dc:creator>Paul Agapow</dc:creator>
    <meta:editing-duration>PT9M33S</meta:editing-duration>
    <meta:editing-cycles>2</meta:editing-cycles>
    <meta:generator>LibreOffice/5.1.4.2$Linux_X86_64 LibreOffice_project/10m0$Build-2</meta:generator>
    <meta:printed-by>Paul Agapow</meta:printed-by>
    <meta:print-date>2016-12-19T08:28:23.533665151</meta:print-date>
    <meta:document-statistic meta:table-count="2" meta:image-count="0" meta:object-count="0" meta:page-count="1" meta:paragraph-count="7" meta:word-count="15" meta:character-count="76" meta:non-whitespace-character-count="68"/>
  </office:meta>
</office:document-meta>
</file>